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solid" draw:fill-color="#ffffff" fo:min-height="0.7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3.291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>
            <draw:g>
              <draw:rect draw:style-name="gr1" draw:text-style-name="P1" draw:layer="layout" svg:width="21.9cm" svg:height="9.27cm" draw:transform="skewX (0.006108652381979) translate (1.6cm 1.53cm)">
                <text:p/>
              </draw:rect>
              <draw:line draw:style-name="gr2" draw:text-style-name="P1" draw:layer="layout" svg:x1="1.6cm" svg:y1="2.63cm" svg:x2="23.5cm" svg:y2="2.63cm">
                <text:p/>
              </draw:line>
              <draw:line draw:style-name="gr2" draw:text-style-name="P1" draw:layer="layout" svg:x1="1.6cm" svg:y1="5.4cm" svg:x2="23.5cm" svg:y2="5.4cm">
                <text:p/>
              </draw:line>
            </draw:g>
          </draw:g>
          <draw:frame draw:style-name="gr3" draw:layer="layout" svg:width="21.6cm" svg:height="0.962cm" svg:x="1.7cm" svg:y="1.568cm">
            <draw:text-box>
              <text:p>Game : public class</text:p>
            </draw:text-box>
          </draw:frame>
          <draw:frame draw:style-name="gr4" draw:text-style-name="P4" draw:layer="layout" svg:width="21.575cm" svg:height="2.601cm" svg:x="1.725cm" svg:y="2.729cm">
            <draw:text-box>
              <text:p text:style-name="P2"><text:span text:style-name="T1">-List&lt;Entitiy&gt; entities</text:span></text:p>
              <text:p text:style-name="P3"><text:span text:style-name="T1">-Physics physics</text:span></text:p>
              <text:p text:style-name="P3"><text:span text:style-name="T1">-Renderer renderer</text:span></text:p>
              <text:p text:style-name="P3"><text:span text:style-name="T1">-Networking networking</text:span></text:p>
              <text:p text:style-name="P3"><text:span text:style-name="T1">-List&lt;Action&gt; actions</text:span></text:p>
            </draw:text-box>
          </draw:frame>
          <draw:frame draw:style-name="gr5" draw:text-style-name="P5" draw:layer="layout" svg:width="21.575cm" svg:height="3.541cm" svg:x="1.8cm" svg:y="5.4cm">
            <draw:text-box>
              <text:p text:style-name="P5">+Game(Physics physics, Renderer renderer, Networking networking, List&lt;Action&gt; actions) : Game</text:p>
              <text:p text:style-name="P5">+startGame() : void</text:p>
              <text:p text:style-name="P5">+runGameLoop() : void</text:p>
              <text:p text:style-name="P5">+endGame() : void</text:p>
              <text:p text:style-name="P5">+getActions() : List&lt;Action&gt;</text:p>
              <text:p text:style-name="P5">+rebindAction(String action, String key) throws ActionUnbindableException, ActionUnsupportedException : void</text:p>
            </draw:text-box>
          </draw:frame>
        </draw:g>
        <draw:g xml:id="id2" draw:id="id2">
          <draw:g>
            <draw:g>
              <draw:rect draw:style-name="gr1" draw:text-style-name="P1" draw:layer="layout" svg:width="21.9cm" svg:height="7.37cm" svg:x="1.5cm" svg:y="16.23cm">
                <text:p/>
              </draw:rect>
              <draw:line draw:style-name="gr2" draw:text-style-name="P1" draw:layer="layout" svg:x1="1.5cm" svg:y1="17.33cm" svg:x2="23.4cm" svg:y2="17.33cm">
                <text:p/>
              </draw:line>
              <draw:line draw:style-name="gr2" draw:text-style-name="P1" draw:layer="layout" svg:x1="1.5cm" svg:y1="19.3cm" svg:x2="23.4cm" svg:y2="19.3cm">
                <text:p/>
              </draw:line>
            </draw:g>
          </draw:g>
          <draw:frame draw:style-name="gr3" draw:layer="layout" svg:width="21.5cm" svg:height="0.962cm" svg:x="1.6cm" svg:y="16.268cm">
            <draw:text-box>
              <text:p>Action : public final class</text:p>
            </draw:text-box>
          </draw:frame>
          <draw:frame draw:style-name="gr4" draw:text-style-name="P5" draw:layer="layout" svg:width="21.575cm" svg:height="1.661cm" svg:x="1.625cm" svg:y="17.429cm">
            <draw:text-box>
              <text:p><text:span text:style-name="T1">-assignedKey : string</text:span></text:p>
              <text:p><text:span text:style-name="T1">-actionName : string</text:span></text:p>
              <text:p><text:span text:style-name="T1">-bindable : bool</text:span></text:p>
            </draw:text-box>
          </draw:frame>
          <draw:frame draw:style-name="gr5" draw:text-style-name="P5" draw:layer="layout" svg:width="21.575cm" svg:height="3.541cm" svg:x="1.625cm" svg:y="20cm">
            <draw:text-box>
              <text:p text:style-name="P5">+Action(String actionName, String assignedKey, boolean bindable) : Action</text:p>
              <text:p text:style-name="P5">+getActionName() : String</text:p>
              <text:p text:style-name="P5">+getAssignedKey(): String</text:p>
              <text:p text:style-name="P5">+setAssignedKey(): void</text:p>
              <text:p text:style-name="P5">+isBindable() : boolean</text:p>
            </draw:text-box>
          </draw:frame>
        </draw:g>
        <draw:connector draw:style-name="gr6" draw:text-style-name="P6" draw:layer="layout" draw:type="line" svg:x1="12.521cm" svg:y1="10.8cm" svg:x2="12.45cm" svg:y2="16.23cm" draw:start-shape="id1" draw:start-glue-point="2" draw:end-shape="id2" draw:end-glue-point="0" svg:d="m12521 10800-71 5430">
          <text:p/>
        </draw:connector>
        <draw:frame draw:style-name="gr7" draw:layer="layout" svg:width="0.739cm" svg:height="0.821cm" svg:x="11.561cm" svg:y="11.079cm">
          <draw:text-box>
            <text:p>1</text:p>
          </draw:text-box>
        </draw:frame>
        <draw:frame draw:style-name="gr7" draw:layer="layout" svg:width="0.739cm" svg:height="0.821cm" svg:x="11.6cm" svg:y="15.279cm">
          <draw:text-box>
            <text:p>*</text:p>
          </draw:text-box>
        </draw:frame>
        <draw:g xml:id="id3" draw:id="id3">
          <draw:g>
            <draw:g>
              <draw:rect draw:style-name="gr1" draw:text-style-name="P1" draw:layer="layout" svg:width="21.9cm" svg:height="9.27cm" draw:transform="skewX (0.006108652381979) translate (29cm 1.4cm)">
                <text:p/>
              </draw:rect>
              <draw:line draw:style-name="gr2" draw:text-style-name="P1" draw:layer="layout" svg:x1="29cm" svg:y1="2.5cm" svg:x2="50.9cm" svg:y2="2.5cm">
                <text:p/>
              </draw:line>
              <draw:line draw:style-name="gr2" draw:text-style-name="P1" draw:layer="layout" svg:x1="29cm" svg:y1="5.27cm" svg:x2="50.9cm" svg:y2="5.27cm">
                <text:p/>
              </draw:line>
            </draw:g>
          </draw:g>
          <draw:frame draw:style-name="gr3" draw:layer="layout" svg:width="21.6cm" svg:height="0.962cm" svg:x="29.1cm" svg:y="1.438cm">
            <draw:text-box>
              <text:p>Entity : public interface</text:p>
            </draw:text-box>
          </draw:frame>
          <draw:frame draw:style-name="gr4" draw:text-style-name="P4" draw:layer="layout" svg:width="21.575cm" svg:height="2.601cm" svg:x="29.125cm" svg:y="2.599cm">
            <draw:text-box>
              <text:p text:style-name="P2"><text:span text:style-name="T1">-List&lt;Entitiy&gt; entities</text:span></text:p>
              <text:p text:style-name="P3"><text:span text:style-name="T1">-Physics physics</text:span></text:p>
              <text:p text:style-name="P3"><text:span text:style-name="T1">-Renderer renderer</text:span></text:p>
              <text:p text:style-name="P3"><text:span text:style-name="T1">-Networking networking</text:span></text:p>
              <text:p text:style-name="P3"><text:span text:style-name="T1">-List&lt;Action&gt; actions</text:span></text:p>
            </draw:text-box>
          </draw:frame>
          <draw:frame draw:style-name="gr5" draw:text-style-name="P5" draw:layer="layout" svg:width="21.575cm" svg:height="3.541cm" svg:x="29.2cm" svg:y="5.27cm">
            <draw:text-box>
              <text:p text:style-name="P5">+Game(Physics physics, Renderer renderer, Networking networking, List&lt;Action&gt; actions) : Game</text:p>
              <text:p text:style-name="P5">+startGame() : void</text:p>
              <text:p text:style-name="P5">+runGameLoop() : void</text:p>
              <text:p text:style-name="P5">+endGame() : void</text:p>
              <text:p text:style-name="P5">+getActions() : List&lt;Action&gt;</text:p>
              <text:p text:style-name="P5">+rebindAction(String action, String key) throws ActionUnbindableException, ActionUnsupportedException : void</text:p>
            </draw:text-box>
          </draw:frame>
        </draw:g>
        <draw:connector draw:style-name="gr6" draw:text-style-name="P6" draw:layer="layout" draw:type="line" svg:x1="28.943cm" svg:y1="6.035cm" svg:x2="23.5cm" svg:y2="6.165cm" draw:start-shape="id3" draw:start-glue-point="3" draw:end-shape="id1" svg:d="m28943 6035-5443 1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Semple</meta:initial-creator>
    <meta:creation-date>2014-04-06T17:33:00</meta:creation-date>
    <dc:date>2014-04-06T20:18:50</dc:date>
    <dc:creator>James Semple</dc:creator>
    <meta:editing-duration>PT2H45M50S</meta:editing-duration>
    <meta:editing-cycles>19</meta:editing-cycles>
    <meta:generator>OpenOffice/4.0.1$Unix OpenOffice.org_project/401m5$Build-9714</meta:generator>
    <meta:document-statistic meta:object-count="31"/>
  </office:meta>
</office:document-meta>
</file>